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draw:marker-start-width="0.26cm" draw:marker-end-width="0.26cm" draw:textarea-horizontal-align="justify" draw:textarea-vertical-align="middle" draw:auto-grow-height="false" fo:padding-top="0.145cm" fo:padding-bottom="0.145cm" fo:padding-left="0.27cm" fo:padding-right="0.27cm"/>
    </style:style>
    <style:style style:name="gr2" style:family="graphic" style:parent-style-name="objectwithoutfill">
      <style:graphic-properties svg:stroke-width="0.04cm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3" style:family="graphic" style:parent-style-name="objectwithoutfill">
      <style:graphic-properties draw:stroke="dash" draw:stroke-dash="Ultrafine_20_Dashed" svg:stroke-width="0.04cm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4" style:family="graphic" style:parent-style-name="objectwithoutfill">
      <style:graphic-properties draw:stroke="solid" draw:stroke-dash="Ultrafine_20_Dashed" svg:stroke-width="0.04cm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Large" draw:style-name="dp1" draw:master-page-name="Default">
        <draw:custom-shape draw:style-name="gr1" draw:text-style-name="P1" draw:layer="layout" svg:width="1cm" svg:height="1cm" svg:x="7cm" svg:y="2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2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2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2cm">
          <text:p text:style-name="P1">7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cm" svg:y="2cm">
          <text:p text:style-name="P1">4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2cm">
          <text:p text:style-name="P1">9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3cm" svg:y="2cm">
          <text:p text:style-name="P1">7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2cm">
          <text:p text:style-name="P1">3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5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5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5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5cm">
          <text:p text:style-name="P1">7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5cm">
          <text:p text:style-name="P1">4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5cm">
          <text:p text:style-name="P1">9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5cm" svg:y="5cm">
          <text:p text:style-name="P1">7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5cm">
          <text:p text:style-name="P1">3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7.5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7.5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7.5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7.5cm">
          <text:p text:style-name="P1">7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5cm" svg:y="10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.5cm" svg:y="10cm">
          <text:p text:style-name="P1">7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.5cm" svg:y="10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5cm" svg:y="10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7.5cm">
          <text:p text:style-name="P1">4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7.5cm">
          <text:p text:style-name="P1">9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6cm" svg:y="7.5cm">
          <text:p text:style-name="P1">7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cm" svg:y="7.5cm">
          <text:p text:style-name="P1">3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.5cm" svg:y="10cm">
          <text:p text:style-name="P1">4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.5cm" svg:y="10cm">
          <text:p text:style-name="P1">9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5.5cm" svg:y="10cm">
          <text:p text:style-name="P1">7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.5cm" svg:y="10cm">
          <text:p text:style-name="P1">39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3cm" svg:y1="3.25cm" svg:x2="15.007cm" svg:y2="4.763cm" svg:d="m13000 3250 2007 1513" svg:viewBox="0 0 2008 1514">
          <text:p/>
        </draw:connector>
        <draw:connector draw:style-name="gr2" draw:text-style-name="P1" draw:layer="layout" draw:type="line" svg:x1="8.969cm" svg:y1="3.254cm" svg:x2="6.985cm" svg:y2="4.773cm" svg:d="m8969 3254-1984 1519" svg:viewBox="0 0 1985 1520">
          <text:p/>
        </draw:connector>
        <draw:connector draw:style-name="gr2" draw:text-style-name="P1" draw:layer="layout" draw:type="line" svg:x1="5.974cm" svg:y1="6.218cm" svg:x2="4.968cm" svg:y2="7.302cm" svg:d="m5974 6218-1006 1084" svg:viewBox="0 0 1007 1085">
          <text:p/>
        </draw:connector>
        <draw:connector draw:style-name="gr2" draw:text-style-name="P1" draw:layer="layout" draw:type="line" svg:x1="7.985cm" svg:y1="6.244cm" svg:x2="9.017cm" svg:y2="7.276cm" svg:d="m7985 6244 1032 1032" svg:viewBox="0 0 1033 1033">
          <text:p/>
        </draw:connector>
        <draw:connector draw:style-name="gr2" draw:text-style-name="P1" draw:layer="layout" draw:type="line" svg:x1="4.506cm" svg:y1="8.75cm" svg:x2="4.003cm" svg:y2="9.763cm" svg:d="m4506 8750-503 1013" svg:viewBox="0 0 504 1014">
          <text:p/>
        </draw:connector>
        <draw:connector draw:style-name="gr2" draw:text-style-name="P1" draw:layer="layout" draw:type="line" svg:x1="5.5cm" svg:y1="8.74cm" svg:x2="5.987cm" svg:y2="9.777cm" svg:d="m5500 8740 487 1037" svg:viewBox="0 0 488 1038">
          <text:p/>
        </draw:connector>
        <draw:connector draw:style-name="gr2" draw:text-style-name="P1" draw:layer="layout" draw:type="line" svg:x1="8.437cm" svg:y1="8.76cm" svg:x2="8.012cm" svg:y2="9.763cm" svg:d="m8437 8760-425 1003" svg:viewBox="0 0 426 1004">
          <text:p/>
        </draw:connector>
        <draw:connector draw:style-name="gr2" draw:text-style-name="P1" draw:layer="layout" draw:type="line" svg:x1="9.493cm" svg:y1="8.731cm" svg:x2="10.022cm" svg:y2="9.763cm" svg:d="m9493 8731 529 1032" svg:viewBox="0 0 530 1033">
          <text:p/>
        </draw:connector>
        <draw:connector draw:style-name="gr2" draw:text-style-name="P1" draw:layer="layout" draw:type="line" svg:x1="12.517cm" svg:y1="8.767cm" svg:x2="11.988cm" svg:y2="9.765cm" svg:d="m12517 8767-529 998" svg:viewBox="0 0 530 999">
          <text:p/>
        </draw:connector>
        <draw:connector draw:style-name="gr2" draw:text-style-name="P1" draw:layer="layout" draw:type="line" svg:x1="13.5cm" svg:y1="8.75cm" svg:x2="13.997cm" svg:y2="9.768cm" svg:d="m13500 8750 497 1018" svg:viewBox="0 0 498 1019">
          <text:p/>
        </draw:connector>
        <draw:connector draw:style-name="gr2" draw:text-style-name="P1" draw:layer="layout" draw:type="line" svg:x1="16.537cm" svg:y1="8.763cm" svg:x2="15.997cm" svg:y2="9.779cm" svg:d="m16537 8763-540 1016" svg:viewBox="0 0 541 1017">
          <text:p/>
        </draw:connector>
        <draw:connector draw:style-name="gr2" draw:text-style-name="P1" draw:layer="layout" draw:type="line" svg:x1="17.526cm" svg:y1="8.75cm" svg:x2="18.018cm" svg:y2="9.768cm" svg:d="m17526 8750 492 1018" svg:viewBox="0 0 493 1019">
          <text:p/>
        </draw:connector>
        <draw:connector draw:style-name="gr2" draw:text-style-name="P1" draw:layer="layout" draw:type="line" svg:x1="14.006cm" svg:y1="6.25cm" svg:x2="13cm" svg:y2="7.334cm" svg:d="m14006 6250-1006 1084" svg:viewBox="0 0 1007 1085">
          <text:p/>
        </draw:connector>
        <draw:connector draw:style-name="gr2" draw:text-style-name="P1" draw:layer="layout" draw:type="line" svg:x1="16.017cm" svg:y1="6.276cm" svg:x2="17.049cm" svg:y2="7.308cm" svg:d="m16017 6276 1032 1032" svg:viewBox="0 0 1033 1033">
          <text:p/>
        </draw:connector>
        <draw:connector draw:style-name="gr2" draw:text-style-name="P1" draw:layer="layout" draw:type="line" svg:x1="10.014cm" svg:y1="11.24cm" svg:x2="9.509cm" svg:y2="12.266cm" svg:d="m10014 11240-505 1026" svg:viewBox="0 0 506 1027">
          <text:p/>
        </draw:connector>
        <draw:connector draw:style-name="gr2" draw:text-style-name="P1" draw:layer="layout" draw:type="line" svg:x1="8.026cm" svg:y1="11.23cm" svg:x2="8.535cm" svg:y2="12.266cm" svg:d="m8026 11230 509 1036" svg:viewBox="0 0 510 1037">
          <text:p/>
        </draw:connector>
        <draw:custom-shape draw:style-name="gr1" draw:text-style-name="P1" draw:layer="layout" svg:width="1cm" svg:height="1cm" svg:x="8cm" svg:y="12.5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12.5cm">
          <text:p text:style-name="P1">7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12.5cm">
          <text:p text:style-name="P1">4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4cm" svg:y="12.5cm">
          <text:p text:style-name="P1">9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.991cm" svg:y1="11.256cm" svg:x2="5.51cm" svg:y2="12.279cm" svg:d="m5991 11256-481 1023" svg:viewBox="0 0 482 1024">
          <text:p/>
        </draw:connector>
        <draw:connector draw:style-name="gr2" draw:text-style-name="P1" draw:layer="layout" draw:type="line" svg:x1="4.012cm" svg:y1="11.23cm" svg:x2="4.536cm" svg:y2="12.279cm" svg:d="m4012 11230 524 1049" svg:viewBox="0 0 525 1050">
          <text:p/>
        </draw:connector>
        <draw:custom-shape draw:style-name="gr1" draw:text-style-name="P1" draw:layer="layout" svg:width="1cm" svg:height="1cm" svg:x="12cm" svg:y="12.5cm">
          <text:p text:style-name="P1">4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12.5cm">
          <text:p text:style-name="P1">98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4cm" svg:y1="11.25cm" svg:x2="13.51cm" svg:y2="12.277cm" svg:d="m14000 11250-490 1027" svg:viewBox="0 0 491 1028">
          <text:p/>
        </draw:connector>
        <draw:connector draw:style-name="gr2" draw:text-style-name="P1" draw:layer="layout" draw:type="line" svg:x1="12.026cm" svg:y1="11.23cm" svg:x2="12.536cm" svg:y2="12.255cm" svg:d="m12026 11230 510 1025" svg:viewBox="0 0 511 1026">
          <text:p/>
        </draw:connector>
        <draw:connector draw:style-name="gr2" draw:text-style-name="P1" draw:layer="layout" draw:type="line" svg:x1="18cm" svg:y1="11.24cm" svg:x2="17.51cm" svg:y2="12.266cm" svg:d="m18000 11240-490 1026" svg:viewBox="0 0 491 1027">
          <text:p/>
        </draw:connector>
        <draw:connector draw:style-name="gr2" draw:text-style-name="P1" draw:layer="layout" draw:type="line" svg:x1="16cm" svg:y1="11.25cm" svg:x2="16.526cm" svg:y2="12.266cm" svg:d="m16000 11250 526 1016" svg:viewBox="0 0 527 1017">
          <text:p/>
        </draw:connector>
        <draw:custom-shape draw:style-name="gr1" draw:text-style-name="P1" draw:layer="layout" svg:width="1cm" svg:height="1cm" svg:x="16cm" svg:y="12.5cm">
          <text:p text:style-name="P1">3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7cm" svg:y="12.5cm">
          <text:p text:style-name="P1">72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9.006cm" svg:y1="13.75cm" svg:x2="8cm" svg:y2="14.834cm" svg:d="m9006 13750-1006 1084" svg:viewBox="0 0 1007 1085">
          <text:p/>
        </draw:connector>
        <draw:connector draw:style-name="gr2" draw:text-style-name="P1" draw:layer="layout" draw:type="line" svg:x1="5cm" svg:y1="13.75cm" svg:x2="6.032cm" svg:y2="14.782cm" svg:d="m5000 13750 1032 1032" svg:viewBox="0 0 1033 1033">
          <text:p/>
        </draw:connector>
        <draw:custom-shape draw:style-name="gr1" draw:text-style-name="P1" draw:layer="layout" svg:width="1cm" svg:height="1cm" svg:x="5cm" svg:y="15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15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15cm">
          <text:p text:style-name="P1">4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8cm" svg:y="15cm">
          <text:p text:style-name="P1">77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4cm" svg:y1="11.251cm" svg:x2="13.51cm" svg:y2="12.278cm" svg:d="m14000 11251-490 1027" svg:viewBox="0 0 491 1028">
          <text:p/>
        </draw:connector>
        <draw:connector draw:style-name="gr2" draw:text-style-name="P1" draw:layer="layout" draw:type="line" svg:x1="17.006cm" svg:y1="13.75cm" svg:x2="16cm" svg:y2="14.834cm" svg:d="m17006 13750-1006 1084" svg:viewBox="0 0 1007 1085">
          <text:p/>
        </draw:connector>
        <draw:connector draw:style-name="gr2" draw:text-style-name="P1" draw:layer="layout" draw:type="line" svg:x1="13cm" svg:y1="13.75cm" svg:x2="14.032cm" svg:y2="14.782cm" svg:d="m13000 13750 1032 1032" svg:viewBox="0 0 1033 1033">
          <text:p/>
        </draw:connector>
        <draw:custom-shape draw:style-name="gr1" draw:text-style-name="P1" draw:layer="layout" svg:width="1cm" svg:height="1cm" svg:x="13cm" svg:y="15cm">
          <text:p text:style-name="P1">3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15cm">
          <text:p text:style-name="P1">4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cm" svg:y="15cm">
          <text:p text:style-name="P1">7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6cm" svg:y="15cm">
          <text:p text:style-name="P1">9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7cm" svg:y="18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18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18cm">
          <text:p text:style-name="P1">3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cm" svg:y="18cm">
          <text:p text:style-name="P1">4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1cm" svg:y="18cm">
          <text:p text:style-name="P1">4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cm" svg:y="18cm">
          <text:p text:style-name="P1">7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cm" svg:y="18cm">
          <text:p text:style-name="P1">7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cm" svg:y="18cm">
          <text:p text:style-name="P1">98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7cm" svg:y1="16.25cm" svg:x2="9.007cm" svg:y2="17.763cm" svg:d="m7000 16250 2007 1513" svg:viewBox="0 0 2008 1514">
          <text:p/>
        </draw:connector>
        <draw:connector draw:style-name="gr2" draw:text-style-name="P1" draw:layer="layout" draw:type="line" svg:x1="15cm" svg:y1="16.25cm" svg:x2="13.016cm" svg:y2="17.769cm" svg:d="m15000 16250-1984 1519" svg:viewBox="0 0 1985 1520">
          <text:p/>
        </draw:connector>
      </draw:page>
      <draw:page draw:name="Small" draw:style-name="dp1" draw:master-page-name="Default">
        <draw:custom-shape draw:style-name="gr1" draw:text-style-name="P1" xml:id="id1" draw:id="id1" draw:layer="layout" svg:width="1cm" svg:height="1cm" svg:x="8.5cm" svg:y="1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.5cm" svg:y="1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.5cm" svg:y="1cm">
          <text:p text:style-name="P1">1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1cm" svg:height="1cm" svg:x="11.5cm" svg:y="1cm">
          <text:p text:style-name="P1">77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cm" svg:height="1cm" svg:x="7.5cm" svg:y="2.75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cm" svg:height="1cm" svg:x="8.5cm" svg:y="2.75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cm" svg:height="1cm" svg:x="11.5cm" svg:y="2.75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cm" svg:height="1cm" svg:x="12.5cm" svg:y="2.75cm">
          <text:p text:style-name="P1">77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cm" svg:height="1cm" svg:x="11cm" svg:y="4.5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cm" svg:height="1cm" svg:x="13cm" svg:y="4.5cm">
          <text:p text:style-name="P1">77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cm" svg:height="1cm" svg:x="7cm" svg:y="4.5cm">
          <text:p text:style-name="P1">42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cm" svg:height="1cm" svg:x="9cm" svg:y="4.5cm">
          <text:p text:style-name="P1">9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cm" svg:y1="2cm" svg:x2="9cm" svg:y2="2.75cm" draw:start-shape="id1" draw:start-glue-point="2" draw:end-shape="id2" svg:d="m9000 2000v750" svg:viewBox="0 0 1 751">
          <text:p/>
        </draw:connector>
        <draw:connector draw:style-name="gr3" draw:text-style-name="P1" draw:layer="layout" draw:type="line" svg:x1="12cm" svg:y1="2cm" svg:x2="12cm" svg:y2="2.75cm" draw:start-shape="id3" draw:start-glue-point="2" draw:end-shape="id4" svg:d="m12000 2000v750" svg:viewBox="0 0 1 751">
          <text:p/>
        </draw:connector>
        <draw:connector draw:style-name="gr3" draw:text-style-name="P1" draw:layer="layout" draw:type="line" svg:x1="8cm" svg:y1="3.75cm" svg:x2="7.5cm" svg:y2="4.5cm" draw:start-shape="id5" draw:start-glue-point="2" draw:end-shape="id6" draw:end-glue-point="0" svg:d="m8000 3750-500 750" svg:viewBox="0 0 501 751">
          <text:p/>
        </draw:connector>
        <draw:connector draw:style-name="gr3" draw:text-style-name="P1" draw:layer="layout" draw:type="line" svg:x1="9cm" svg:y1="3.75cm" svg:x2="9.5cm" svg:y2="4.5cm" draw:start-shape="id2" draw:start-glue-point="2" draw:end-shape="id7" draw:end-glue-point="0" svg:d="m9000 3750 500 750" svg:viewBox="0 0 501 751">
          <text:p/>
        </draw:connector>
        <draw:connector draw:style-name="gr3" draw:text-style-name="P1" draw:layer="layout" draw:type="line" svg:x1="12cm" svg:y1="3.75cm" svg:x2="11.5cm" svg:y2="4.5cm" draw:start-shape="id4" draw:end-shape="id8" draw:end-glue-point="0" svg:d="m12000 3750-500 750" svg:viewBox="0 0 501 751">
          <text:p/>
        </draw:connector>
        <draw:connector draw:style-name="gr3" draw:text-style-name="P1" draw:layer="layout" draw:type="line" svg:x1="13cm" svg:y1="3.75cm" svg:x2="13.5cm" svg:y2="4.5cm" draw:start-shape="id9" draw:start-glue-point="2" draw:end-shape="id10" draw:end-glue-point="0" svg:d="m13000 3750 500 750" svg:viewBox="0 0 501 751">
          <text:p/>
        </draw:connector>
        <draw:connector draw:style-name="gr4" draw:text-style-name="P1" draw:layer="layout" draw:type="line" svg:x1="13.5cm" svg:y1="5.5cm" svg:x2="13cm" svg:y2="6.25cm" draw:start-shape="id10" draw:end-shape="id11" draw:end-glue-point="0" svg:d="m13500 5500-500 750" svg:viewBox="0 0 501 751">
          <text:p/>
        </draw:connector>
        <draw:connector draw:style-name="gr4" draw:text-style-name="P1" draw:layer="layout" draw:type="line" svg:x1="11.5cm" svg:y1="5.5cm" svg:x2="12cm" svg:y2="6.25cm" draw:start-shape="id8" draw:start-glue-point="2" draw:end-shape="id12" svg:d="m11500 5500 500 750" svg:viewBox="0 0 501 751">
          <text:p/>
        </draw:connector>
        <draw:custom-shape draw:style-name="gr1" draw:text-style-name="P1" xml:id="id12" draw:id="id12" draw:layer="layout" svg:width="1cm" svg:height="1cm" svg:x="11.5cm" svg:y="6.25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cm" svg:height="1cm" svg:x="12.5cm" svg:y="6.25cm">
          <text:p text:style-name="P1">77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1cm" svg:height="1cm" svg:x="8.5cm" svg:y="6.25cm">
          <text:p text:style-name="P1">4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4" draw:id="id14" draw:layer="layout" svg:width="1cm" svg:height="1cm" svg:x="7.5cm" svg:y="6.25cm">
          <text:p text:style-name="P1">9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.5cm" svg:y1="5.5cm" svg:x2="9cm" svg:y2="6.25cm" draw:start-shape="id7" draw:start-glue-point="2" draw:end-shape="id13" draw:end-glue-point="0" svg:d="m9500 5500-500 750" svg:viewBox="0 0 501 751">
          <text:p/>
        </draw:connector>
        <draw:connector draw:style-name="gr4" draw:text-style-name="P1" draw:layer="layout" draw:type="line" svg:x1="7.5cm" svg:y1="5.5cm" svg:x2="8cm" svg:y2="6.25cm" draw:start-shape="id6" draw:start-glue-point="2" draw:end-shape="id14" draw:end-glue-point="0" svg:d="m7500 5500 500 750" svg:viewBox="0 0 501 751">
          <text:p/>
        </draw:connector>
        <draw:connector draw:style-name="gr4" draw:text-style-name="P1" draw:layer="layout" draw:type="line" svg:x1="12cm" svg:y1="7.25cm" svg:x2="12cm" svg:y2="8cm" draw:start-shape="id12" draw:start-glue-point="2" draw:end-shape="id15" svg:d="m12000 7250v750" svg:viewBox="0 0 1 751">
          <text:p/>
        </draw:connector>
        <draw:connector draw:style-name="gr4" draw:text-style-name="P1" draw:layer="layout" draw:type="line" svg:x1="9cm" svg:y1="7.25cm" svg:x2="9cm" svg:y2="8cm" draw:start-shape="id13" draw:start-glue-point="2" draw:end-shape="id16" svg:d="m9000 7250v750" svg:viewBox="0 0 1 751">
          <text:p/>
        </draw:connector>
        <draw:custom-shape draw:style-name="gr1" draw:text-style-name="P1" xml:id="id16" draw:id="id16" draw:layer="layout" svg:width="1cm" svg:height="1cm" svg:x="8.5cm" svg:y="8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.5cm" svg:y="8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.5cm" svg:y="8cm">
          <text:p text:style-name="P1">4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5" draw:id="id15" draw:layer="layout" svg:width="1cm" svg:height="1cm" svg:x="11.5cm" svg:y="8cm">
          <text:p text:style-name="P1">77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8T16:28:49.616880422</meta:creation-date>
    <dc:date>2015-09-18T18:22:37.681865454</dc:date>
    <meta:editing-duration>P0D</meta:editing-duration>
    <meta:editing-cycles>3</meta:editing-cycles>
    <meta:generator>LibreOffice/4.1.5.3$Linux_X86_64 LibreOffice_project/410m0$Build-3</meta:generator>
    <meta:document-statistic meta:object-count="117"/>
  </office:meta>
</office:document-meta>
</file>